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8E8000029F7A1247770.svm"/>
  <manifest:file-entry manifest:media-type="" manifest:full-path="Pictures/2000000700003D16000019BD64052805.svm"/>
  <manifest:file-entry manifest:media-type="" manifest:full-path="Pictures/2000000700004A51000011930EB5F410.svm"/>
  <manifest:file-entry manifest:media-type="" manifest:full-path="Pictures/2000000700001AE000001232FC2E7272.svm"/>
  <manifest:file-entry manifest:media-type="" manifest:full-path="Pictures/2000000700006DDE000034D1F3AF2CA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break-before="pag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2b91af" style:font-name="Consolas" fo:font-size="9.5pt" style:font-name-asian="Consolas" style:font-size-asian="9.5pt" style:font-name-complex="Consolas" style:font-size-complex="9.5pt"/>
    </style:style>
    <style:style style:name="T4" style:family="text">
      <style:text-properties fo:color="#2b91af" style:font-name="Consolas" fo:font-size="9.5pt" style:text-underline-style="none"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style:use-window-font-color="true" style:text-underline-style="solid" style:text-underline-width="auto" style:text-underline-color="font-color" style:font-name-asian="Consolas" style:font-name-complex="Consolas"/>
    </style:style>
    <style:style style:name="T7" style:family="text">
      <style:text-properties style:use-window-font-color="true" style:font-name-asian="Consolas" style:font-name-complex="Consolas"/>
    </style:style>
    <style:style style:name="T8" style:family="text">
      <style:text-properties fo:color="#0000ff" style:font-name="Consolas" fo:font-size="9.5pt" style:font-name-asian="Consolas" style:font-size-asian="9.5pt" style:font-name-complex="Consolas" style:font-size-complex="9.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Nearest Neighbor-Search – Meine Erklärung zum Quelltext von 'Sunil Arya und David Mount von der Maryland-Universität' welche 1998 das ANN-Projekt veröffentlicht haben</text:p>
      <text:p text:style-name="Standard"><text:a xlink:type="simple" xlink:href="https://www.cs.umd.edu/~mount/ANN/" text:style-name="Internet_20_link" text:visited-style-name="Visited_20_Internet_20_Link">https://www.cs.umd.edu/~mount/ANN/</text:a><text:tab/>→ Quelle vom originalen ANN-Projekt</text:p>
      <text:p text:style-name="Standard"/>
      <text:p text:style-name="Standard">Das ANN-Projekt wurde in C++ geschrieben. Ich habe es nach C# übersetzt und beziehe meine Erklärungen auf das C#-Projekt. Sinnvollerweise schaut man sich beim durchlesen von den Erklärungen hier immer die entsprechende Quelltextstelle an, auf die ich jeweils verweise. </text:p>
      <text:p text:style-name="Standard"/>
      <text:p text:style-name="Standard">Man hat eine Menge von Punkten (2D/3D oder beliebig anders Dimensional) gegeben und einen Query-Punkt. Gesucht sind die k nächsten Punkte zum Query-Punkt.</text:p>
      <text:p text:style-name="Standard"/>
      <text:p text:style-name="Standard">Das ANN-Projekt bietet zur Lösung dieser Aufgabe 4 Mögliche Such-Algorithmen:</text:p>
      <text:p text:style-name="Standard"/>
      <text:list xml:id="list7315068758143955788" text:style-name="L1">
        <text:list-item>
          <text:p text:style-name="P2">Kd-Baum mit Split- und Leaf-Knoten / Einfach Rekursiv</text:p>
        </text:list-item>
        <text:list-item>
          <text:p text:style-name="P2">Kd-Baum mit Split- und Leaf-Knoten / Rekursiv mit Priority-Queue</text:p>
        </text:list-item>
        <text:list-item>
          <text:p text:style-name="P2">Bd-Baum mit Split- Shrink- und Leaf-Knoten / Einfach Rekursiv</text:p>
        </text:list-item>
        <text:list-item>
          <text:p text:style-name="P2">Bd-Baum mit Split- Shrink- und Leaf-Knoten / Rekursiv mit Priority-Queue</text:p>
        </text:list-item>
      </text:list>
      <text:p text:style-name="Standard"/>
      <text:p text:style-name="P3">Vorwissen, um Suchverfahren 1 und 2 zu verstehen</text:p>
      <text:p text:style-name="Standard"/>
      <text:p text:style-name="Standard"><text:span text:style-name="T1">BoxDistance:</text:span> Berechnet die Distanz zwischen einen Punkt und einer axial ausgerichteten Box wie folgt: Es wird versucht auf der Außenseite der Box Pfeile anzubringen, welche axial ausgerichtete sind und welche nur nach außen zeigen dürfen. Die Summe der quadrierten Pfeillängen ist die Boxdistanz. Kann man kein Pfeil anbringen, dann ist die Distanz 0 (3. Beispiel). Würde ich um den Punkt ein Kreis malen, welcher den Radius 'Sqrt(BoxDistance)' hat, dann berührt dieser Kreis gerade so die Box. Mit der Boxdistanz kann ich berechnen, welchen Abstand alle Punkte, die innerhalb der Box liegen, mindestens zu mein gegebenen Punkt haben.</text:p>
      <text:p text:style-name="Standard">Quelltextverweis: <text:span text:style-name="T3">KdTree.GetDistanceFromPointToBox</text:span></text:p>
      <text:p text:style-name="Standard"/>
      <text:p text:style-name="Standard"><draw:frame draw:style-name="fr1" draw:name="Grafik1" text:anchor-type="paragraph" svg:width="17cm" svg:height="4.02cm" draw:z-index="0"><draw:image xlink:href="Pictures/2000000700004A51000011930EB5F410.svm" xlink:type="simple" xlink:show="embed" xlink:actuate="onLoad"/></draw:frame></text:p>
      <text:p text:style-name="Standard"><text:span text:style-name="T1">Kd-Baum:</text:span> Ein rekursiv aufgebauter Binär-Baum, welcher aus Split- und Leaf-Knoten besteht. Ein Splitknoten besitzt 3 Ebenen (Splitebene, Linke Ebene, Rechte Ebene) und zwei Kindknoten (Weiterer Split- oder Leafknoten).</text:p>
      <text:p text:style-name="Standard">Ein Leaf-Knoten besitzt eine Menge von 0 bis unendlich Punkten. Die Position der Splitebene kann mit ein beliebigen Verfahren festgelegt werden. Die K-Nearest-Neighbor-Suche ist davon unabhängig und man benötigt zum Verständnis des Suchalgorithmus kein Wissen darüber, wie der Baum erzeugt wurde.</text:p>
      <text:p text:style-name="Standard">Quelltextverweis:<text:span text:style-name="T8">class</text:span><text:span text:style-name="T5"> </text:span><text:span text:style-name="T3">KdTree</text:span></text:p>
      <text:p text:style-name="Standard"><draw:frame draw:style-name="fr2" draw:name="Grafik2" text:anchor-type="paragraph" svg:width="15.639cm" svg:height="5.339cm" draw:z-index="1"><draw:image xlink:href="Pictures/2000000700003D16000019BD64052805.svm" xlink:type="simple" xlink:show="embed" xlink:actuate="onLoad"/></draw:frame><text:soft-page-break/></text:p>
      <text:p text:style-name="P3">PriorityQueue:<text:span text:style-name="T2"> Eine Liste von Key-Value-Paaren, bei der der Key eine Float-Zahl(BoxDistanz) ist. Die Key-Value-Paare sind aufsteigend nach dem Key-Wert gespeichert. Beim Value-Wert wird ein Kd-Knoten gespeichert.</text:span></text:p>
      <text:p text:style-name="Standard"><text:span text:style-name="T2">Quelltextverweis: </text:span><text:span text:style-name="T3">PriorityQueue</text:span><text:span text:style-name="T5">&lt;T&gt;</text:span></text:p>
      <text:p text:style-name="P5"><text:span text:style-name="T6">SortedArray:</text:span><text:span text:style-name="T7"> Ist ein Array aus Key-Value-Paaren, wo der Key eine Float-Zahl(Distanz zwischen Query-Punkt und Punkt aus diesem Key-Value-Paar) ist und der Value ein Punkt. Das Array ist K Elemente lang. K ist die Anzahl der Punkte, welche der K-Nearest-Neighbor-Algorithmus zurück geben soll.</text:span></text:p>
      <text:p text:style-name="Standard"><text:span text:style-name="T5">Quelltextverweis: </text:span><text:span text:style-name="T3">SortedArray</text:span><text:span text:style-name="T5">&lt;T&gt;</text:span></text:p>
      <text:p text:style-name="Standard"><text:span text:style-name="T5"/></text:p>
      <text:p text:style-name="P3">Suchverfahren 1: Kd-Baum Rekursiv</text:p>
      <text:p text:style-name="Standard">Quelltextverweis: </text:p>
      <text:p text:style-name="Standard"><text:span text:style-name="T3"><text:tab/>KdTree.ApproximateKNearestNeighborSearch</text:span></text:p>
      <text:p text:style-name="Standard"><text:span text:style-name="T3"><text:tab/>KdSplitNode.ApproximateKNearestNeighborSearch</text:span></text:p>
      <text:p text:style-name="Standard"><text:span text:style-name="T3"><text:tab/>KdLeafNode.ApproximateKNearestNeighborSearch</text:span></text:p>
      <text:p text:style-name="Standard">Es ist folgender Kd-Baum und Query-Punkt Q gegeben:</text:p>
      <text:p text:style-name="Standard"><draw:frame draw:style-name="fr3" draw:name="Grafik3" text:anchor-type="paragraph" svg:width="17cm" svg:height="6.8cm" draw:z-index="2"><draw:image xlink:href="Pictures/20000007000068E8000029F7A1247770.svm" xlink:type="simple" xlink:show="embed" xlink:actuate="onLoad"/></draw:frame>Der Suchalgorithmus besitzt ein SortedArray (Array von Punkten, welche im Abstand zum Query-Punkt sortiert sind).</text:p>
      <text:p text:style-name="Standard"/>
      <text:p text:style-name="Standard">Es wird nun rekursiv in alle Leaf-Knoten geschaut und die dort enthaltenen Punkte werden im SortedArray gespeichert. Die K Elemente aus dem SortedArray sind dann das Ergebnis.</text:p>
      <text:p text:style-name="Standard"/>
      <text:p text:style-name="Standard">Die Knoten werden in folgender Reihenfolge besucht: 1, 2, 5, 9, 8, 4, 6, 7, 3, 11, 14, 15, 10, 12, 13</text:p>
      <text:p text:style-name="Standard"/>
      <text:p text:style-name="Standard">Sollte beim Durchwandern der Knotenliste festgestellt werden, das der K-The Knoten aus dem SortedArray näher ist, als die BoxDistanz vom nächsten Knoten, dann wird die Suche vorzeitig beendet.</text:p>
      <text:p text:style-name="P6">Suchverfahren 2: Kd-Baum Rekursiv mit PriorityQueue für die Knoten</text:p>
      <text:p text:style-name="Standard">Quelltextverweis: </text:p>
      <text:p text:style-name="Standard"><text:span text:style-name="T3"><text:tab/>KdTree.PriorityKNearestNeighborSearch</text:span></text:p>
      <text:p text:style-name="Standard"><text:span text:style-name="T3"><text:tab/>KdSplitNode.PriorityKNearestNeighborSearch</text:span></text:p>
      <text:p text:style-name="Standard"><text:span text:style-name="T3"><text:tab/>KdLeafNode.PriorityKNearestNeighborSearch</text:span></text:p>
      <text:p text:style-name="Standard">Es ist folgender Kd-Baum und Query-Punkt Q gegeben:</text:p>
      <text:p text:style-name="Standard"><draw:frame draw:style-name="fr1" draw:name="Grafik4" text:anchor-type="paragraph" svg:width="17cm" svg:height="6.8cm" draw:z-index="3"><draw:image xlink:href="Pictures/20000007000068E8000029F7A1247770.svm" xlink:type="simple" xlink:show="embed" xlink:actuate="onLoad"/></draw:frame></text:p>
      <text:p text:style-name="Standard">Der Suchalgorithmus besitzt ein SortedArray (Array von Punkten, welche im Abstand zum Query-Punkt sortiert sind).</text:p>
      <text:p text:style-name="Standard">Außerdem besitzt er ein PriorityQueue für die Knoten, welche als nächstes durchsucht werden sollen, sobald er bei ein Blattknoten angekommen ist. Die Kd-Knoten in der PriorityQueue sind laut ihrer BoxDistanz (Distanz zwischen QueryPunkt und Kd-Knoten) sortiert. </text:p>
      <text:p text:style-name="Standard"/>
      <text:p text:style-name="Standard">Die Knoten werden in folgender Reihenfolge besucht: 1, 2, 5, 9, 3, 11, 14, 10, 12, 8, …</text:p>
      <text:p text:style-name="Standard"/>
      <text:p text:style-name="Standard">Ablauf: Es wird vom Root-Knoten aus rekursiv der Knoten angesteuert, welche den Query-Punkt enthält. D.h., man läuft von Knoten 1 zu Knoten 9 auf kürzesten Weg. Jeden Knoten, bei dem man beim Abstieg vorbei kommt aber man noch nicht weiter reinschaut, speichert man in der PriorityQueue. Stehe ich in der 1, dann kommt die 3 in die Queue und ich gehe weiter zur 2. Dort speichere ich die 4 in die Queue und gehe weiter zur 5. Dort speichere ich die 8 in der Queue und gehe weiter zur 9. </text:p>
      <text:p text:style-name="Standard">Da ich nun in ein Blattknoten angekommen bin und dort nun alle Punkte im SortedArray gespeichert(Alles was nicht ins Array passt, fliegt hinten raus) habe, nehme ich nun aus der PriorityQueue den Knoten raus, welche den geringsten Abstand zum Query-Punkt hat. </text:p>
      <text:p text:style-name="Standard">In der Queue befinden sich in aufsteigenden Abstand momentan folgende Knoten: 3, 8, 4.</text:p>
      <text:p text:style-name="Standard">Es wird die 3 genommen und dann geht man wieder rekursiv runter bis zu den Knoten, welcher dem Query-Punkt am nächsten ist. D.h. 3, 11, 14</text:p>
      <text:p text:style-name="Standard">Dann schaue ich wieder in die PriorityQueue und weiter geht’s zum nächsten Blattknotenabstieg.</text:p>
      <text:p text:style-name="Standard"/>
      <text:p text:style-name="Standard">Der Vorteil vom Kd-PriorityQueue-Ansatz gegenüber dem Kd-Rekursiv-Ansatz ist, dass die Knoten, welche nah am Query-Punkt liegen zuerst durchsucht werden und erst später dann die Knoten, welche weiter weg liegen, durchsucht werden. Der einfach rekursive Ansatz geht beim Hochlaufen im Callstack zuerst durch Knoten, welche weiter weg liegen. Die Abbruchbedingung, welche für beide Ansätze lautet: Der K-The Punkt im SortedArray muss weniger weit weg sein, als die BoxDistanz vom nächsten zu besuchenden Knoten, ist somit bei 2. Lösungsansatz eher erreicht.</text:p>
      <text:p text:style-name="P6">Vorbereitendes Wissen, um ein Bd-Baum zu verstehen</text:p>
      <text:p text:style-name="P4"/>
      <text:p text:style-name="P3">Shrink-Knoten</text:p>
      <text:p text:style-name="P4">Ein Bd-Baum hat neben den Split- und Leaf-Knoten noch zusätzlich Shrink-Knoten. Diese sind so aufgebaut, dass sie eine Innerbox(bI) und eine Outerbox(bO) haben. Im Beispielbild sind 3 Shrink-Knoten skizziert. </text:p>
      <text:p text:style-name="Standard"><draw:frame draw:style-name="fr4" draw:name="Grafik5" text:anchor-type="paragraph" svg:width="6.879cm" svg:height="4.087cm" draw:z-index="4"><draw:image xlink:href="Pictures/2000000700001AE000001232FC2E7272.svm" xlink:type="simple" xlink:show="embed" xlink:actuate="onLoad"/></draw:frame><text:span text:style-name="T2">Quelltextverweis: </text:span><text:span text:style-name="T8">class</text:span><text:span text:style-name="T5"> </text:span><text:span text:style-name="T3">BdShrinkNode</text:span></text:p>
      <text:p text:style-name="P3">Sticky</text:p>
      <text:p text:style-name="P3"><text:span text:style-name="T2">Eine Innerbox ist sticky, wenn man ein Grid um die Innerbox erzeugen kann und kein Gridfeld (Gestrichelte Linie) die Outer-Box berührt. Das Grid-Feld wird so gebaut, in dem man die Innerbox nimmt, und daraus ein 3*3 (2D) oder 3*3*3 (3D)-Gitter erzeugt so wie unten rechts gezeigt. </text:span></text:p>
      <text:p text:style-name="P3"><text:span text:style-name="T2"/></text:p>
      <text:p text:style-name="P3">MidpointSplit / Fairsplit</text:p>
      <text:p text:style-name="P3"><text:span text:style-name="T2">Ich schaue bei einer Box, welche Kante die längste ist und teile diese dann genau in der Mitte. Alle Child-Knoten, welche beim MidpointSplit erzeugt werden, sind immer Sticky.</text:span></text:p>
      <text:p text:style-name="Standard"><text:span text:style-name="T2">Quelltextverweis: </text:span><text:span text:style-name="T4">KdSplitFunctions.MidpointSplitFromLongestEdge</text:span></text:p>
      <text:p text:style-name="Standard"><text:span text:style-name="T4"/></text:p>
      <text:p text:style-name="P3">Centroid Shrink</text:p>
      <text:p text:style-name="P3"><text:span text:style-name="T2">Es wird ein Knoten so lange mit ein beliebigen Splitverfahren in jeweils zwei Teile zerlegt, bis der Knoten mit den meisten Punkten weniger als 2/3 als der Ausgangsknoten hat. Wurden mehr als Dimension / 2 Teilungsschritte gemacht, dann wird ein Shrink-Knoten erzeugt.</text:span></text:p>
      <text:p text:style-name="P3"><text:span text:style-name="T2"/></text:p>
      <text:p text:style-name="P3"><text:span text:style-name="T2">Beispiel: In den linken großen Rechteck befinden sich 13 Punkte. Für diesen Knoten soll nun der Centroid Shrink gemacht werden. 2/3 * 13 = 8,6 Es wird jetzt so lange mit Middlesplit geteilt, bis ein Kindknoten 8 oder weniger Punkte enthält. Nach der 1. Teilung sind rechts 2 Punkte und links 11. Bei der 2. Teilung entsteht oben ein Leerfeld und unten 13. 3. Teilung: Links 10; Rechts 1. 4. Teilung Oben 10; Unten 0. 5. Teilung: Links 1; Rechts 9. 6. Teilung: Oben 4; Unten 5. Der Kindknoten mit den meisten Punkten (Rot Markiert) enthält 5 Punkte und somit weniger als 8.6, was die Abbruchbedingung war. Das rote Kind ist das Ergebnis vom Shrinkprozess. Er wird die Innerbox mit 5 Punkten und die Outerbox enthält 8 Punkte. Für beide Kindknoten vom Shrinkknoten kann nun weiter entschieden werden, ob es Blatt-, Split- oder Shrinkknoten wird.</text:span></text:p>
      <text:p text:style-name="Standard"><draw:frame draw:style-name="fr5" draw:name="Grafik6" text:anchor-type="paragraph" svg:x="0.071cm" svg:y="0.071cm" svg:width="17cm" svg:height="5.47cm" draw:z-index="5"><draw:image xlink:href="Pictures/2000000700006DDE000034D1F3AF2CA1.svm" xlink:type="simple" xlink:show="embed" xlink:actuate="onLoad"/></draw:frame><text:span text:style-name="T2">Quelltextverweis: </text:span><text:span text:style-name="T3">BdTree.TryACentroidShrink</text:span></text:p>
      <text:p text:style-name="Standard"><text:span text:style-name="T3"/></text:p>
      <text:p text:style-name="P3"><text:soft-page-break/>Konstruktion eines BD-Baumes</text:p>
      <text:p text:style-name="P4">Es ist eine Menge von Punkten gegeben. Ist die Anzahl der Punkte kleiner als die MaxLeafPointSize, dann wird ein Blattknoten erzeugt und die Erzeugung ist fertig. Sind noch mehr Punkte vorhanden, dann wird geschaut, wie viel Teilungsschritte man machen muss, um ein Centroid Shrink machen zu können. In den Beispiel oben waren 6 Schritte nötig. Sind mehr als ein bestimmter Schwellwert nötig, d.h. Die Punkte sind in ein Kästchen/Box alle recht viel auf ein Haufen zentriert und es gibt um diese Punktansummlung viel Freiraum, dann wird ein Shrink-Knoten erzeugt. Sind die Punkte eher gleichmäßig verteilt, dann wird ein Split-Knoten erzeugt. Sowohl der Split-Knoten als auch der Shrink-Knoten besitzen zwei Kind-Knoten. Für diese beiden wird rekursiv weiter unterteilt bis die Blattknoten-Abbruchbedingung erfüllt ist.</text:p>
      <text:p text:style-name="Standard"><text:span text:style-name="T2">Quelltextverweis: </text:span><text:span text:style-name="T3">BdTree.BuildBdTreeRecursive</text:span></text:p>
      <text:p text:style-name="P3"/>
      <text:p text:style-name="P3">Suchverfahren 3: Bd-Baum Rekursiv</text:p>
      <text:p text:style-name="P4"/>
      <text:p text:style-name="P4">Offene Fragen: </text:p>
      <text:p text:style-name="P4">Warum klappt bei einer Punktansammlung der Shrink-Knoten besser als der Split-Knoten?</text:p>
      <text:p text:style-name="P4">Warum schrumpft der SimpleShrink nicht alle Seiten?</text:p>
      <text:p text:style-name="P4">Wieso darf man bei der BoxDistanz-Berechnung von der Innerbox vom Shrink-Node die Seiten, welche die OuterBox berühren in der Summe weglasse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17-05-25T17:32:12.35</meta:creation-date>
    <dc:date>2017-05-27T10:54:55.41</dc:date>
    <dc:creator>Enrico Pohl</dc:creator>
    <meta:editing-duration>P1DT17H22M15S</meta:editing-duration>
    <meta:editing-cycles>54</meta:editing-cycles>
    <meta:generator>OpenOffice/4.1.1$Win32 OpenOffice.org_project/411m6$Build-9775</meta:generator>
    <meta:document-statistic meta:table-count="0" meta:image-count="6" meta:object-count="0" meta:page-count="5" meta:paragraph-count="65" meta:word-count="1334" meta:character-count="9239"/>
  </office:meta>
</office:document-meta>
</file>